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1e5eae" officeooo:paragraph-rsid="001e5eae"/>
    </style:style>
    <style:style style:name="P2" style:family="paragraph" style:parent-style-name="Text_20_body" style:list-style-name="">
      <style:text-properties officeooo:rsid="001fd0b9" officeooo:paragraph-rsid="001fd0b9"/>
    </style:style>
    <style:style style:name="P3" style:family="paragraph" style:parent-style-name="Text_20_body" style:list-style-name="">
      <style:text-properties officeooo:rsid="00216977" officeooo:paragraph-rsid="002169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Tournures « C’est … qui/que »</text:h>
      <text:h text:style-name="Heading_20_2" text:outline-level="2">C’est … qui</text:h>
      <text:h text:style-name="Heading_20_3" text:outline-level="3">Quand le sujet est une ou plusieurs personnes</text:h>
      <text:p text:style-name="P2">On construit la tournure avec : Ser + nom ou pronom + quien(es) / el(los) que / la(s) que</text:p>
      <text:h text:style-name="Heading_20_3" text:outline-level="3">Quand le sujet est une ou plusieurs objets inanimés</text:h>
      <text:p text:style-name="P2">On construit la tournure avec : Ser + nom ou pronom + el(los) que / la(s) que</text:p>
      <text:h text:style-name="Heading_20_2" text:outline-level="2">C’est … que</text:h>
      <text:h text:style-name="Heading_20_3" text:outline-level="3">Cas général</text:h>
      <text:h text:style-name="Heading_20_4" text:outline-level="4">Si le COD est animé </text:h>
      <text:p text:style-name="P3">On construit la tournure avec : ser + nom + al que / a la que / a los que / a las que <text:s/></text:p>
      <text:h text:style-name="Heading_20_4" text:outline-level="4">Si le COD est inanimé</text:h>
      <text:p text:style-name="P3">On construit la tournure avec : es / son + nom + el que / la que / lo que / los que / las que</text:p>
      <text:h text:style-name="Heading_20_3" text:outline-level="3">Cas des CC</text:h>
      <text:p text:style-name="P3">On construit la tournure avec :</text:p>
      <text:p text:style-name="P3">- es + complément de lieu + donde pour un complément de lieu</text:p>
      <text:p text:style-name="P3">- es + complément de temps + cuando pour un complément de temps : </text:p>
      <text:p text:style-name="P3">- es + complément de manière + como pour un complément de maniè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0d8e9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3465a4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3:54:12.739227552</meta:creation-date>
    <meta:editing-duration>PT44M49S</meta:editing-duration>
    <meta:editing-cycles>17</meta:editing-cycles>
    <meta:generator>LibreOffice/7.3.5.2$Linux_X86_64 LibreOffice_project/30$Build-2</meta:generator>
    <dc:title>TST</dc:title>
    <dc:date>2022-08-14T17:15:17.505815681</dc:date>
    <meta:document-statistic meta:table-count="0" meta:image-count="0" meta:object-count="0" meta:page-count="1" meta:paragraph-count="17" meta:word-count="176" meta:character-count="777" meta:non-whitespace-character-count="614"/>
    <meta:template xlink:type="simple" xlink:actuate="onRequest" xlink:title="TST" xlink:href="../../../../../.config/libreoffice/4/user/template/TST.ott" meta:date="2022-08-14T13:54:08.499345587"/>
  </office:meta>
</office:document-meta>
</file>